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fo:font-style="italic" fo:font-weight="bold" officeooo:paragraph-rsid="00109e02" style:font-style-asian="italic" style:font-weight-asian="bold"/>
    </style:style>
    <style:style style:name="P2" style:family="paragraph" style:parent-style-name="Standard">
      <style:paragraph-properties fo:line-height="150%" fo:text-align="justify" style:justify-single-word="false"/>
      <style:text-properties fo:color="#000000" fo:font-size="10pt" officeooo:paragraph-rsid="00109e02" style:font-size-asian="10pt" style:font-size-complex="10pt"/>
    </style:style>
    <style:style style:name="P3" style:family="paragraph" style:parent-style-name="Standard">
      <style:paragraph-properties fo:line-height="150%" fo:text-align="justify" style:justify-single-word="false"/>
      <style:text-properties fo:color="#000000" fo:language="fr" fo:country="FR" officeooo:paragraph-rsid="00109e02" style:language-asian="fr" style:country-asian="FR"/>
    </style:style>
    <style:style style:name="P4" style:family="paragraph" style:parent-style-name="Standard">
      <style:paragraph-properties fo:line-height="150%" fo:text-align="justify" style:justify-single-word="false"/>
      <style:text-properties fo:color="#000000" fo:language="fr" fo:country="FR" fo:font-style="italic" fo:font-weight="bold" officeooo:paragraph-rsid="00109e02" style:language-asian="fr" style:country-asian="FR" style:font-style-asian="italic" style:font-weight-asian="bold"/>
    </style:style>
    <style:style style:name="P5" style:family="paragraph" style:parent-style-name="Standard">
      <style:paragraph-properties fo:line-height="150%" fo:text-align="justify" style:justify-single-word="false"/>
      <style:text-properties fo:color="#000000" officeooo:paragraph-rsid="00109e02"/>
    </style:style>
    <style:style style:name="P6" style:family="paragraph" style:parent-style-name="Standard">
      <style:paragraph-properties fo:line-height="150%" fo:text-align="justify" style:justify-single-word="false"/>
      <style:text-properties fo:font-size="10pt" officeooo:paragraph-rsid="00109e02" style:font-size-asian="10pt" style:font-size-complex="10pt"/>
    </style:style>
    <style:style style:name="P7" style:family="paragraph" style:parent-style-name="Standard">
      <style:paragraph-properties fo:line-height="150%" fo:text-align="justify" style:justify-single-word="false"/>
      <style:text-properties fo:font-size="10pt" officeooo:paragraph-rsid="001e726b" style:font-size-asian="10pt" style:font-size-complex="10pt"/>
    </style:style>
    <style:style style:name="P8" style:family="paragraph" style:parent-style-name="Standard">
      <style:paragraph-properties fo:line-height="150%" fo:text-align="justify" style:justify-single-word="false"/>
      <style:text-properties fo:font-size="10pt" officeooo:paragraph-rsid="002c241e" style:font-size-asian="10pt" style:font-size-complex="10pt"/>
    </style:style>
    <style:style style:name="P9" style:family="paragraph" style:parent-style-name="Standard">
      <style:paragraph-properties fo:line-height="150%" fo:text-align="justify" style:justify-single-word="false"/>
      <style:text-properties fo:font-size="10pt" officeooo:rsid="0021d793" officeooo:paragraph-rsid="00109e02" style:font-size-asian="10pt" style:font-size-complex="10pt"/>
    </style:style>
    <style:style style:name="P10" style:family="paragraph" style:parent-style-name="Standard">
      <style:text-properties fo:font-size="10pt" officeooo:paragraph-rsid="00109e02" style:font-size-asian="10pt" style:font-size-complex="10pt"/>
    </style:style>
    <style:style style:name="P11" style:family="paragraph" style:parent-style-name="Standard">
      <style:paragraph-properties>
        <style:tab-stops>
          <style:tab-stop style:position="12.206cm"/>
        </style:tab-stops>
      </style:paragraph-properties>
      <style:text-properties fo:font-size="10pt" officeooo:paragraph-rsid="00109e02" style:font-size-asian="10pt" style:font-size-complex="10pt"/>
    </style:style>
    <style:style style:name="P12" style:family="paragraph" style:parent-style-name="Standard">
      <style:paragraph-properties fo:line-height="150%" fo:text-align="justify" style:justify-single-word="false"/>
      <style:text-properties fo:font-size="10pt" fo:language="fr" fo:country="FR" officeooo:paragraph-rsid="00109e02" style:font-size-asian="10pt" style:language-asian="fr" style:country-asian="FR" style:font-size-complex="10pt"/>
    </style:style>
    <style:style style:name="P13" style:family="paragraph" style:parent-style-name="Standard">
      <style:paragraph-properties fo:margin-top="0.423cm" fo:margin-bottom="0cm" loext:contextual-spacing="false"/>
      <style:text-properties officeooo:paragraph-rsid="00109e02"/>
    </style:style>
    <style:style style:name="P14" style:family="paragraph" style:parent-style-name="Standard">
      <style:paragraph-properties fo:margin-top="0.423cm" fo:margin-bottom="0cm" loext:contextual-spacing="false"/>
      <style:text-properties officeooo:paragraph-rsid="001d0894"/>
    </style:style>
    <style:style style:name="P15" style:family="paragraph" style:parent-style-name="Standard">
      <style:paragraph-properties fo:margin-top="0.423cm" fo:margin-bottom="0cm" loext:contextual-spacing="false"/>
      <style:text-properties officeooo:paragraph-rsid="00304fe9"/>
    </style:style>
    <style:style style:name="P16" style:family="paragraph">
      <loext:graphic-properties draw:fill="none" draw:fill-color="#ffffff"/>
      <style:paragraph-properties style:writing-mode="lr-tb"/>
    </style:style>
    <style:style style:name="T1" style:family="text">
      <style:text-properties fo:font-size="10pt" style:font-size-asian="10pt" style:font-size-complex="10pt"/>
    </style:style>
    <style:style style:name="T2" style:family="text">
      <style:text-properties fo:font-size="10pt" officeooo:rsid="001d0894" style:font-size-asian="10pt" style:font-size-complex="10pt"/>
    </style:style>
    <style:style style:name="T3" style:family="text">
      <style:text-properties fo:font-size="10pt" officeooo:rsid="001e726b" style:font-size-asian="10pt" style:font-size-complex="10pt"/>
    </style:style>
    <style:style style:name="T4" style:family="text">
      <style:text-properties fo:font-size="10pt" officeooo:rsid="00216764" style:font-size-asian="10pt" style:font-size-complex="10pt"/>
    </style:style>
    <style:style style:name="T5" style:family="text">
      <style:text-properties fo:font-size="10pt" officeooo:rsid="002534cb" style:font-size-asian="10pt" style:font-size-complex="10pt"/>
    </style:style>
    <style:style style:name="T6" style:family="text">
      <style:text-properties fo:font-size="10pt" officeooo:rsid="00271e8b" style:font-size-asian="10pt" style:font-size-complex="10pt"/>
    </style:style>
    <style:style style:name="T7" style:family="text">
      <style:text-properties fo:font-size="10pt" officeooo:rsid="00304fe9" style:font-size-asian="10pt" style:font-size-complex="10pt"/>
    </style:style>
    <style:style style:name="T8" style:family="text">
      <style:text-properties fo:color="#000000"/>
    </style:style>
    <style:style style:name="T9" style:family="text">
      <style:text-properties fo:color="#000000" officeooo:rsid="001ff629"/>
    </style:style>
    <style:style style:name="T10" style:family="text">
      <style:text-properties fo:color="#000000" officeooo:rsid="0021d793"/>
    </style:style>
    <style:style style:name="T11" style:family="text">
      <style:text-properties fo:color="#000000" officeooo:rsid="0023a4ff"/>
    </style:style>
    <style:style style:name="T12" style:family="text">
      <style:text-properties fo:color="#000000" officeooo:rsid="0011e2ff"/>
    </style:style>
    <style:style style:name="T13" style:family="text">
      <style:text-properties fo:color="#000000" officeooo:rsid="0012c35a"/>
    </style:style>
    <style:style style:name="T14" style:family="text">
      <style:text-properties fo:color="#000000" officeooo:rsid="001338bd"/>
    </style:style>
    <style:style style:name="T15" style:family="text">
      <style:text-properties fo:color="#000000" officeooo:rsid="0013893f"/>
    </style:style>
    <style:style style:name="T16" style:family="text">
      <style:text-properties fo:color="#000000" officeooo:rsid="00162a27"/>
    </style:style>
    <style:style style:name="T17" style:family="text">
      <style:text-properties fo:color="#000000" officeooo:rsid="0019ca17"/>
    </style:style>
    <style:style style:name="T18" style:family="text">
      <style:text-properties fo:color="#000000" officeooo:rsid="001b42f5"/>
    </style:style>
    <style:style style:name="T19" style:family="text">
      <style:text-properties fo:color="#000000" officeooo:rsid="001d0894"/>
    </style:style>
    <style:style style:name="T20" style:family="text">
      <style:text-properties fo:color="#000000" officeooo:rsid="001e6eb3"/>
    </style:style>
    <style:style style:name="T21" style:family="text">
      <style:text-properties fo:color="#000000" officeooo:rsid="001e726b"/>
    </style:style>
    <style:style style:name="T22" style:family="text">
      <style:text-properties fo:color="#000000" officeooo:rsid="002534cb"/>
    </style:style>
    <style:style style:name="T23" style:family="text">
      <style:text-properties fo:color="#000000" officeooo:rsid="002789d0"/>
    </style:style>
    <style:style style:name="T24" style:family="text">
      <style:text-properties fo:color="#000000" officeooo:rsid="002a39d1"/>
    </style:style>
    <style:style style:name="T25" style:family="text">
      <style:text-properties fo:color="#000000" officeooo:rsid="002c241e"/>
    </style:style>
    <style:style style:name="T26" style:family="text">
      <style:text-properties fo:color="#000000" officeooo:rsid="002d7b90"/>
    </style:style>
    <style:style style:name="T27" style:family="text">
      <style:text-properties fo:color="#000000" officeooo:rsid="002e43d4"/>
    </style:style>
    <style:style style:name="T28" style:family="text">
      <style:text-properties fo:color="#000000" officeooo:rsid="002f6e29"/>
    </style:style>
    <style:style style:name="T29" style:family="text">
      <style:text-properties fo:color="#000000" officeooo:rsid="0033aeb0"/>
    </style:style>
    <style:style style:name="T30" style:family="text">
      <style:text-properties fo:color="#000000" officeooo:rsid="00355b2d"/>
    </style:style>
    <style:style style:name="T31" style:family="text">
      <style:text-properties fo:language="fr" fo:country="FR" style:language-asian="fr" style:country-asian="FR"/>
    </style:style>
    <style:style style:name="T32" style:family="text">
      <style:text-properties fo:language="fr" fo:country="FR" officeooo:rsid="0023a4ff" style:language-asian="fr" style:country-asian="FR"/>
    </style:style>
    <style:style style:name="T33" style:family="text">
      <style:text-properties officeooo:rsid="0023a4ff"/>
    </style:style>
    <style:style style:name="T34" style:family="text">
      <style:text-properties officeooo:rsid="0021d793"/>
    </style:style>
    <style:style style:name="T35" style:family="text">
      <style:text-properties officeooo:rsid="00304fe9"/>
    </style:style>
    <style:style style:name="gr1" style:family="graphic">
      <style:graphic-properties draw:stroke="solid" svg:stroke-width="0.026cm" svg:stroke-color="#000000" draw:stroke-linejoin="round" svg:stroke-linecap="square" draw:fill="none" draw:fill-color="#ffffff" draw:textarea-horizontal-align="left" draw:textarea-vertical-align="top" draw:auto-grow-height="false" fo:min-height="1.035cm" fo:min-width="4.392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svg:stroke-linecap="square" draw:fill="none" draw:fill-color="#ffffff" draw:textarea-horizontal-align="left" draw:textarea-vertical-align="top" draw:auto-grow-height="false" fo:min-height="0.037cm" fo:min-width="0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onsieur <text:s/>PADOVANI Gaëtan</text:p>
      <text:p text:style-name="P10">31 rue Georges Brassens </text:p>
      <text:p text:style-name="P10">30100 ALES</text:p>
      <text:p text:style-name="P10">Tel: 06 99 39 98 40</text:p>
      <text:p text:style-name="P15">Mail: <text:a xlink:type="simple" xlink:href="mailto:gaetan.padovani@outlook.fr" text:style-name="Internet_20_link" text:visited-style-name="Visited_20_Internet_20_Link"><text:span text:style-name="Internet_20_link">gaetan.padovani@outlook.fr</text:span></text:a> <text:s text:c="59"/><text:span text:style-name="T1"><text:s text:c="4"/>À <text:s/></text:span><text:span text:style-name="T3">Alès</text:span><text:span text:style-name="T1">, le </text:span><text:span text:style-name="T6">3</text:span><text:span text:style-name="T2"> </text:span><text:span text:style-name="T6">avril</text:span><text:span text:style-name="T1"> 201</text:span><text:span text:style-name="T4">7</text:span> <text:s text:c="57"/></text:p>
      <text:p text:style-name="P15"/>
      <text:p text:style-name="P15"><text:span text:style-name="T35">Objet : </text:span><text:span text:style-name="T7">Contrat d’apprentissage formation d’ingénieur en alternance en systèmes électriques et électroniques embarquées </text:span><text:span text:style-name="T1"><text:s text:c="2"/></text:span><text:s text:c="27"/></text:p>
      <text:p text:style-name="P15"><text:s text:c="38"/></text:p>
      <text:p text:style-name="P13"><text:s text:c="201"/></text:p>
      <text:p text:style-name="P14"><text:span text:style-name="T1"><text:s text:c="14"/></text:span><text:span text:style-name="T5">Madame, Monsieur,</text:span></text:p>
      <text:p text:style-name="P2"><text:s text:c="13"/></text:p>
      <text:p text:style-name="P6"><text:span text:style-name="T8"><text:s text:c="6"/></text:span><text:span text:style-name="T12">Votre </text:span><text:span text:style-name="T18">entreprise</text:span><text:span text:style-name="T12"> m'</text:span><text:span text:style-name="T24">attire</text:span><text:span text:style-name="T9"> car </text:span><text:span text:style-name="T14">el</text:span><text:span text:style-name="T9">l</text:span><text:span text:style-name="T14">e</text:span><text:span text:style-name="T9"> </text:span><text:span text:style-name="T24">développe des projets dans un secteur qui m’intéresse beaucoup </text:span><text:span text:style-name="T25">et vous avez un réel </text:span><text:span text:style-name="T24">savoir faire dans les systèmes électriques et électronique</text:span><text:span text:style-name="T25">s.</text:span></text:p>
      <text:p text:style-name="P7"><text:span text:style-name="T21">Étant</text:span><text:span text:style-name="T10"> actuellement en seconde année de GEII (Génie </text:span><text:span text:style-name="T17">Électrique</text:span><text:span text:style-name="T10"> et Informatique Industrielle) à l’IUT de Nîmes,</text:span><text:span text:style-name="T9"> </text:span><text:span text:style-name="T12">j</text:span><text:span text:style-name="T10">'estime que travailler au sein d'une entreprise </text:span><text:span text:style-name="T12">d'envergure comme </text:span><text:span text:style-name="T22">la v</text:span><text:span text:style-name="T24">ô</text:span><text:span text:style-name="T22">tre</text:span><text:span text:style-name="T12"> </text:span><text:span text:style-name="T10">me permettra d'acquérir de l'expérience dans le monde professionnel </text:span><text:span text:style-name="T24">et </text:span><text:span text:style-name="T26">d’</text:span><text:span text:style-name="T24">améliorer mes compétences</text:span><text:span text:style-name="T10">. </text:span></text:p>
      <text:p text:style-name="P8"><text:span text:style-name="T9"><text:s/></text:span><text:span text:style-name="T10">J</text:span><text:span text:style-name="T9">e vous propose </text:span><text:span text:style-name="T14">donc</text:span><text:span text:style-name="T9"> mes services pour un </text:span><text:span text:style-name="T26">contrat d’</text:span><text:span text:style-name="T23">apprentissage d’une durée de 3 ans</text:span><text:span text:style-name="T21"> </text:span><text:span text:style-name="T25">pour une formation </text:span><text:span text:style-name="T26">en alternance </text:span><text:span text:style-name="T25">d’ingénieur <text:s/>en systèmes électriques et électroniques embarqués. </text:span><text:span text:style-name="T29">Je suis admis à l’EI.CESI <text:s/>de Toulouse en formation systèmes électriques et électronique</text:span><text:span text:style-name="T30">s</text:span><text:span text:style-name="T29"> embarqué</text:span><text:span text:style-name="T30">s</text:span><text:span text:style-name="T25">.</text:span></text:p>
      <text:p text:style-name="P7"><text:span text:style-name="T14">Grâce à </text:span><text:span text:style-name="T21">ma formation </text:span><text:span text:style-name="T14">j'ai </text:span><text:span text:style-name="T13">acqu</text:span><text:span text:style-name="T14">is</text:span><text:span text:style-name="T13"> des compétences</text:span><text:span text:style-name="T9"> </text:span><text:span text:style-name="T24">techniques mais aussi </text:span><text:span text:style-name="T25">dans</text:span><text:span text:style-name="T9"> </text:span><text:span text:style-name="T15">le travail </text:span><text:span text:style-name="T25">d’</text:span><text:span text:style-name="T15"> équipe,</text:span><text:span text:style-name="T9"> l</text:span><text:span text:style-name="T13">'animation des</text:span><text:span text:style-name="T9"> réunions, les visioconférences </text:span><text:span text:style-name="T21">et</text:span><text:span text:style-name="T9"> la gestion d'un planning</text:span><text:span text:style-name="T19">.</text:span></text:p>
      <text:p text:style-name="P6"><text:span text:style-name="T8"><text:s text:c="5"/></text:span><text:span text:style-name="T11">Étant discipliné et motivé, j</text:span><text:span text:style-name="T10">e ferai </text:span><text:span text:style-name="T20">mon maximum pour concrétiser vos projets</text:span><text:span text:style-name="T10">. </text:span><text:span text:style-name="T31">Je suis conscient qu’un travail </text:span><text:span text:style-name="T32">régulier</text:span><text:span text:style-name="T31"> et sérieux sera nécessaire.</text:span><text:span text:style-name="T8"> Je </text:span><text:span text:style-name="T11">suis persuadé</text:span><text:span text:style-name="T8"> que no</text:span><text:span text:style-name="T11">tre collaboration</text:span><text:span text:style-name="T8"> </text:span><text:span text:style-name="T11">sera à même</text:span><text:span text:style-name="T8"> de </text:span><text:span text:style-name="T24">mener à bien</text:span><text:span text:style-name="T8"> vos projets et <text:s/></text:span><text:span text:style-name="T11">enrichir </text:span><text:span text:style-name="T8"><text:s/>mes connaissances ainsi que mon expérience. </text:span></text:p>
      <text:p text:style-name="P9"><text:span text:style-name="T8">Vous trouverez ci joint mon C.V. <text:s/></text:span><text:span text:style-name="T13">J</text:span><text:span text:style-name="T8">e me mets à votre entière disposition pour tout</text:span><text:span text:style-name="T16">e</text:span><text:span text:style-name="T8"> autre information </text:span><text:span text:style-name="T11">que vous jugeriez nécessaire. </text:span></text:p>
      <text:p text:style-name="P12"><text:span text:style-name="T33">Dans l'attente d'une réponse qui je l'espère sera favorable, j</text:span>e vous prie d'agréer<text:span text:style-name="T34">, Madame, Monsieur</text:span>, l'expression de mes salutations distinguées.</text:p>
      <text:p text:style-name="P3"/>
      <text:p text:style-name="P3"/>
      <text:p text:style-name="P5"/>
      <text:p text:style-name="P4"><draw:custom-shape text:anchor-type="char" draw:z-index="0" draw:style-name="gr1" draw:text-style-name="P16" svg:width="5.275cm" svg:height="1.495cm" svg:x="9.17cm" svg:y="0.145cm"><text:p/><draw:enhanced-geometry svg:viewBox="0 0 2990 847" draw:type="non-primitive" draw:enhanced-path="M 191 847 C 149 724 185 633 245 535 441 214 259 457 463 236 483 215 495 187 517 168 559 132 607 104 653 73 675 58 699 46 721 32 735 23 762 5 762 5 789 9 822 0 843 18 865 37 870 100 870 100 866 127 875 161 857 182 838 204 799 193 775 209 761 218 749 229 734 236 721 242 707 245 694 249 606 309 498 318 395 331 287 384 398 336 245 372 203 382 165 403 123 412 100 417 77 420 55 426 41 430 0 440 14 440 33 440 50 427 69 426 214 418 358 417 503 412 921 436 1321 457 1740 467 2114 561 2604 548 2990 548 N"/></draw:custom-shape><draw:custom-shape text:anchor-type="char" draw:z-index="1" draw:style-name="gr2" draw:text-style-name="P16" svg:width="0.556cm" svg:height="0.496cm" svg:x="9.984cm" svg:y="0.513cm"><text:p/><draw:enhanced-geometry svg:viewBox="0 0 315 281" draw:type="non-primitive" draw:enhanced-path="M 138 149 C 67 127 44 127 2 190 6 208 0 233 15 244 36 260 75 211 83 203 104 142 92 154 110 217 114 231 119 244 124 258 220 195 174 124 165 0 156 13 139 24 138 40 137 53 134 178 178 203 315 281 212 183 260 231 N"/></draw:custom-shape></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olice_20_par_20_défaut1" style:display-name="Police par défaut1" style:family="text"/>
    <style:style style:name="Internet_20_link" style:display-name="Internet link" style:family="text" style:parent-style-name="Police_20_par_20_défaut1">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20:05:39.142000000</meta:creation-date>
    <dc:date>2017-04-27T20:34:30.422000000</dc:date>
    <meta:editing-duration>PT1H15M12S</meta:editing-duration>
    <meta:editing-cycles>32</meta:editing-cycles>
    <meta:generator>LibreOffice/5.2.6.2$Windows_x86 LibreOffice_project/a3100ed2409ebf1c212f5048fbe377c281438fdc</meta:generator>
    <meta:document-statistic meta:table-count="0" meta:image-count="0" meta:object-count="0" meta:page-count="1" meta:paragraph-count="17" meta:word-count="259" meta:character-count="2188" meta:non-whitespace-character-count="1503"/>
  </office:meta>
</office:document-meta>
</file>